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200000191156424AC26B1F0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1.241cm" fo:min-width="2.521cm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线条箭头_20_4" draw:marker-end-width="0.45cm" draw:fill="solid" draw:fill-color="#81d41a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0.564cm" fo:min-width="3.001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69cm" fo:min-width="0.788cm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81d41a" fo:min-height="1.051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088cm" fo:min-width="2.522cm"/>
      <style:paragraph-properties style:writing-mode="lr-tb"/>
    </style:style>
    <style:style style:name="gr7" style:family="graphic" style:parent-style-name="objectwithoutfill">
      <style:graphic-properties svg:stroke-width="0.1cm" draw:marker-start-width="0.35cm" draw:marker-end="线条箭头_20_6" draw:marker-end-width="0.45cm" draw:fill="solid" draw:fill-color="#81d41a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0.639cm" fo:min-width="1.89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="线条箭头_20_7" draw:marker-end-width="0.45cm" draw:fill="solid" draw:fill-color="#ff4000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Half_20_Arrow_20_right" draw:marker-end-width="0.45cm" draw:fill="solid" draw:fill-color="#ff4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svg:stroke-color="#77bc65" draw:marker-start-width="0.28cm" draw:marker-end="Half_20_Arrow_20_left" draw:marker-end-width="0.5cm" draw:marker-end-center="false" draw:fill="solid" draw:fill-color="#ff4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62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7cm" fo:min-width="0.788cm"/>
      <style:paragraph-properties style:writing-mode="lr-tb"/>
    </style:style>
    <style:style style:name="gr14" style:family="graphic" style:parent-style-name="standard">
      <style:graphic-properties draw:fill-color="#ff972f" draw:textarea-horizontal-align="justify" draw:textarea-vertical-align="middle" draw:auto-grow-height="false" fo:min-height="0.701cm" fo:min-width="1.978cm"/>
      <style:paragraph-properties style:writing-mode="lr-tb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0.922cm" fo:min-width="2.672cm"/>
      <style:paragraph-properties style:writing-mode="lr-tb"/>
    </style:style>
    <style:style style:name="gr16" style:family="graphic" style:parent-style-name="standard">
      <style:graphic-properties draw:fill-color="#ff972f" draw:textarea-horizontal-align="justify" draw:textarea-vertical-align="middle" draw:auto-grow-height="false" fo:min-height="1.251cm" fo:min-width="3.001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="线条箭头_20_8" draw:marker-end-width="0.45cm" draw:fill="solid" draw:fill-color="#ff4000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272cm"/>
      <style:paragraph-properties style:writing-mode="lr-tb"/>
    </style:style>
    <style:style style:name="gr19" style:family="graphic" style:parent-style-name="standard">
      <style:graphic-properties draw:fill-color="#ff972f" draw:textarea-horizontal-align="justify" draw:textarea-vertical-align="middle" draw:auto-grow-height="false" fo:min-height="0.701cm" fo:min-width="1.751cm"/>
      <style:paragraph-properties style:writing-mode="lr-tb"/>
    </style:style>
    <style:style style:name="gr20" style:family="graphic" style:parent-style-name="objectwithoutfill">
      <style:graphic-properties draw:marker-end="线条箭头_20_9" draw:marker-end-width="0.3cm" draw:fill="none" draw:textarea-vertical-align="middle"/>
    </style:style>
    <style:style style:name="gr21" style:family="graphic" style:parent-style-name="standard" style:list-style-name="L1">
      <style:graphic-properties draw:fill-color="#ffaa95" draw:textarea-horizontal-align="justify" draw:textarea-vertical-align="middle" draw:auto-grow-height="false" fo:min-height="8.5cm" fo:min-width="10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0.5cm" fo:min-width="9.25cm"/>
      <style:paragraph-properties style:writing-mode="lr-tb"/>
    </style:style>
    <style:style style:name="gr23" style:family="graphic" style:parent-style-name="standard">
      <style:graphic-properties draw:fill-color="#ffbf00" draw:textarea-horizontal-align="justify" draw:textarea-vertical-align="middle" draw:auto-grow-height="false" fo:min-height="6.75cm" fo:min-width="22cm"/>
      <style:paragraph-properties style:writing-mode="lr-tb"/>
    </style:style>
    <style:style style:name="gr24" style:family="graphic" style:parent-style-name="standard" style:list-style-name="L1">
      <style:graphic-properties draw:fill-color="#afd095" draw:textarea-horizontal-align="justify" draw:textarea-vertical-align="middle" draw:auto-grow-height="false" fo:min-height="4.75cm" fo:min-width="22cm"/>
      <style:paragraph-properties style:writing-mode="lr-tb"/>
    </style:style>
    <style:style style:name="gr25" style:family="graphic" style:parent-style-name="standard">
      <style:graphic-properties draw:fill-color="#ec9ba4" draw:textarea-horizontal-align="justify" draw:textarea-vertical-align="middle" draw:auto-grow-height="false" fo:min-height="8.5cm" fo:min-width="10.75cm"/>
      <style:paragraph-properties style:writing-mode="lr-tb"/>
    </style:style>
    <style:style style:name="gr26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size-asian="18pt"/>
    </style:style>
    <style:style style:name="P2" style:family="paragraph">
      <loext:graphic-properties draw:fill-color="#81d41a"/>
      <style:paragraph-properties fo:text-align="center" style:writing-mode="lr-tb"/>
      <style:text-properties style:font-size-asian="18pt"/>
    </style:style>
    <style:style style:name="P3" style:family="paragraph">
      <loext:graphic-properties draw:fill="solid" draw:fill-color="#81d41a"/>
      <style:paragraph-properties fo:text-align="center" style:writing-mode="lr-tb"/>
      <style:text-properties fo:font-size="7.5pt" style:font-size-asian="7.5pt" style:font-size-complex="7.5pt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ff972f"/>
      <style:paragraph-properties fo:text-align="center"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81d41a"/>
      <style:paragraph-properties fo:margin-left="0cm" fo:margin-right="0cm" fo:margin-top="0cm" fo:margin-bottom="0cm" fo:line-height="100%" fo:text-indent="0cm" style:writing-mode="lr-tb"/>
      <style:text-properties style:font-size-asian="18pt"/>
    </style:style>
    <style:style style:name="P10" style:family="paragraph">
      <loext:graphic-properties draw:fill="solid" draw:fill-color="#81d41a"/>
      <style:paragraph-properties fo:text-align="center" style:writing-mode="lr-tb"/>
    </style:style>
    <style:style style:name="P11" style:family="paragraph">
      <loext:graphic-properties draw:fill-color="#ff972f"/>
      <style:paragraph-properties fo:text-align="center" style:writing-mode="lr-tb"/>
      <style:text-properties style:font-size-asian="18pt"/>
    </style:style>
    <style:style style:name="P12" style:family="paragraph">
      <loext:graphic-properties draw:fill="solid" draw:fill-color="#ff4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weight="bold" style:font-size-asian="18pt" style:font-weight-asian="bold" style:font-weight-complex="bold"/>
    </style:style>
    <style:style style:name="P15" style:family="paragraph">
      <loext:graphic-properties draw:fill-color="#81d41a"/>
      <style:paragraph-properties fo:text-align="center" style:writing-mode="lr-tb"/>
      <style:text-properties fo:font-weight="bold" style:font-size-asian="18pt" style:font-weight-asian="bold" style:font-weight-complex="bold"/>
    </style:style>
    <style:style style:name="P16" style:family="paragraph">
      <loext:graphic-properties draw:fill-color="#ff972f"/>
      <style:paragraph-properties fo:text-align="center" style:writing-mode="lr-tb"/>
      <style:text-properties fo:font-weight="bold" style:font-size-asian="18pt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size-asian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aa95"/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ffbf00"/>
      <style:paragraph-properties fo:margin-left="0cm" fo:margin-right="0cm" fo:text-align="center" fo:text-indent="0cm"/>
    </style:style>
    <style:style style:name="P22" style:family="paragraph">
      <loext:graphic-properties draw:fill-color="#afd095"/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paragraph-properties fo:text-align="center"/>
    </style:style>
    <style:style style:name="P24" style:family="paragraph">
      <loext:graphic-properties draw:fill-color="#ec9ba4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size-asian="18pt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3.409cm" svg:height="1.879cm" svg:x="11.091cm" svg:y="10.75cm">
          <text:p text:style-name="P1"><text:span text:style-name="T1">等待画线开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616.636528028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4.5cm" svg:y1="11.689cm" svg:x2="17.5cm" svg:y2="11.656cm" draw:start-shape="id1" draw:start-glue-point="1" draw:end-shape="id2" draw:end-glue-point="3" svg:d="M14500 11689l3000-33" svg:viewBox="0 0 3001 34">
          <text:p/>
        </draw:connector>
        <draw:custom-shape draw:style-name="gr3" draw:text-style-name="P5" xml:id="id2" draw:id="id2" draw:layer="layout" svg:width="3.5cm" svg:height="0.813cm" svg:x="17.5cm" svg:y="11.25cm">
          <text:p text:style-name="P4"><text:span text:style-name="T2">创建</text:span><text:span text:style-name="T2">Wire x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3.413cm" svg:height="1.219cm" svg:x="14.523cm" svg:y="10.796cm">
          <draw:text-box>
            <text:p text:style-name="P6"><text:span text:style-name="T2">W</text:span><text:span text:style-name="T2">键 </text:span><text:span text:style-name="T2">clicked</text:span></text:p>
          </draw:text-box>
        </draw:frame>
        <draw:frame draw:style-name="gr5" draw:text-style-name="P9" draw:layer="layout" svg:width="3.255cm" svg:height="1.301cm" svg:x="14.535cm" svg:y="11.574cm">
          <draw:text-box>
            <text:p text:style-name="P8"><text:span text:style-name="T2">允许画线标志</text:span></text:p>
          </draw:text-box>
        </draw:frame>
        <draw:custom-shape draw:style-name="gr6" draw:text-style-name="P2" xml:id="id3" draw:id="id3" draw:layer="layout" svg:width="3.412cm" svg:height="1.728cm" svg:x="24.273cm" svg:y="10.796cm">
          <text:p text:style-name="P1"><text:span text:style-name="T3">画线中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346.43570952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0" draw:layer="layout" draw:type="line" svg:x1="21cm" svg:y1="11.656cm" svg:x2="24.273cm" svg:y2="11.66cm" draw:start-shape="id2" draw:start-glue-point="1" draw:end-shape="id3" draw:end-glue-point="3" svg:d="M21000 11656l3273 4" svg:viewBox="0 0 3274 5">
          <text:p/>
        </draw:connector>
        <draw:custom-shape draw:style-name="gr8" draw:text-style-name="P11" xml:id="id4" draw:id="id4" draw:layer="layout" svg:width="2.389cm" svg:height="0.889cm" svg:x="17.984cm" svg:y="16.829cm">
          <text:p text:style-name="P1"><text:span text:style-name="T2">取消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type="curve" svg:x1="25.979cm" svg:y1="12.524cm" svg:x2="20.373cm" svg:y2="17.273cm" draw:start-shape="id3" draw:start-glue-point="2" draw:end-shape="id4" draw:end-glue-point="1" svg:d="M25979 12524c0 3166-1868 4749-5606 4749" svg:viewBox="0 0 5607 4750">
          <text:p/>
        </draw:connector>
        <draw:connector draw:style-name="gr10" draw:text-style-name="P12" draw:layer="layout" draw:type="curve" draw:line-skew="1.047cm" svg:x1="25.979cm" svg:y1="12.524cm" svg:x2="12.795cm" svg:y2="12.629cm" draw:start-shape="id3" draw:start-glue-point="2" draw:end-shape="id1" svg:d="M25979 12524c0 2479-13184 2427-13184 105" svg:viewBox="0 0 13185 1854">
          <text:p/>
        </draw:connector>
        <draw:connector draw:style-name="gr11" draw:text-style-name="P12" draw:layer="layout" draw:type="curve" svg:x1="17.984cm" svg:y1="17.273cm" svg:x2="12.795cm" svg:y2="12.629cm" draw:start-shape="id4" draw:start-glue-point="3" draw:end-shape="id1" draw:end-glue-point="2" svg:d="M17984 17273c-3460 0-5189-1548-5189-4644" svg:viewBox="0 0 5190 4645">
          <text:p/>
        </draw:connector>
        <draw:connector draw:style-name="gr9" draw:text-style-name="P12" draw:layer="layout" draw:type="curve" svg:x1="25.979cm" svg:y1="10.796cm" svg:x2="26.011cm" svg:y2="8.95cm" draw:start-shape="id3" draw:start-glue-point="0" draw:end-shape="id5" draw:end-glue-point="2" svg:d="M25979 10796c0-1383 32-460 32-1846" svg:viewBox="0 0 33 1847">
          <text:p/>
        </draw:connector>
        <draw:frame draw:style-name="gr12" draw:text-style-name="P13" draw:layer="layout" svg:width="3.144cm" svg:height="0.907cm" svg:x="24.606cm" svg:y="9.75cm">
          <draw:text-box>
            <text:p><text:span text:style-name="T4">左键</text:span><text:span text:style-name="T4">clicked</text:span></text:p>
          </draw:text-box>
        </draw:frame>
        <draw:frame draw:style-name="gr13" draw:text-style-name="P7" draw:layer="layout" svg:width="3.899cm" svg:height="1.22cm" svg:x="17.936cm" svg:y="14.629cm">
          <draw:text-box>
            <text:p text:style-name="P6"><text:span text:style-name="T4">W</text:span><text:span text:style-name="T4">键 </text:span><text:span text:style-name="T4">clicked</text:span></text:p>
          </draw:text-box>
        </draw:frame>
        <draw:custom-shape draw:style-name="gr14" draw:text-style-name="P5" xml:id="id5" draw:id="id5" draw:layer="layout" svg:width="2.477cm" svg:height="0.95cm" svg:x="24.773cm" svg:y="8cm">
          <text:p text:style-name="P4"><text:span text:style-name="T5">创建</text:span><text:span text:style-name="T5">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3.5cm" svg:height="1.5cm" svg:x="1.5cm" svg:y="2cm">
          <text:p text:style-name="P14"><text:span text:style-name="T6">状态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87.40839440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3.5cm" svg:height="1.5cm" svg:x="1.5cm" svg:y="4cm">
          <text:p text:style-name="P14"><text:span text:style-name="T7">执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2cm" svg:y1="7cm" svg:x2="4.783cm" svg:y2="7cm">
          <text:p/>
        </draw:line>
        <draw:frame draw:style-name="gr18" draw:text-style-name="P17" draw:layer="layout" svg:width="1.772cm" svg:height="1.089cm" svg:x="2.361cm" svg:y="6cm">
          <draw:text-box>
            <text:p><text:span text:style-name="T3">条件</text:span></text:p>
          </draw:text-box>
        </draw:frame>
        <draw:custom-shape draw:style-name="gr19" draw:text-style-name="P5" xml:id="id6" draw:id="id6" draw:layer="layout" svg:width="2.25cm" svg:height="0.95cm" svg:x="29.5cm" svg:y="11.05cm">
          <text:p text:style-name="P4"><text:span text:style-name="T5">画线函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8" draw:layer="layout" draw:type="curve" svg:x1="27.685cm" svg:y1="11.66cm" svg:x2="29.5cm" svg:y2="11.525cm" draw:start-shape="id3" draw:start-glue-point="1" draw:end-shape="id6" draw:end-glue-point="3" svg:d="M27685 11660c1362 0 455-135 1815-135" svg:viewBox="0 0 1816 136">
          <text:p/>
        </draw:connector>
      </draw:page>
      <draw:page draw:name="page2" draw:style-name="dp1" draw:master-page-name="默认">
        <draw:custom-shape draw:style-name="gr15" draw:text-style-name="P15" draw:layer="layout" svg:width="3.5cm" svg:height="1.5cm" svg:x="1.501cm" svg:y="2.068cm">
          <text:p text:style-name="P14"><text:span text:style-name="T6">状态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87.40839440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3.5cm" svg:height="1.5cm" svg:x="1.501cm" svg:y="4.068cm">
          <text:p text:style-name="P14"><text:span text:style-name="T7">执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2.001cm" svg:y1="7.068cm" svg:x2="4.784cm" svg:y2="7.068cm">
          <text:p/>
        </draw:line>
        <draw:frame draw:style-name="gr18" draw:text-style-name="P17" draw:layer="layout" svg:width="1.772cm" svg:height="1.089cm" svg:x="2.362cm" svg:y="6.068cm">
          <draw:text-box>
            <text:p><text:span text:style-name="T3">条件</text:span></text:p>
          </draw:text-box>
        </draw:frame>
        <draw:custom-shape draw:style-name="gr21" draw:text-style-name="P19" draw:layer="layout" svg:width="11.25cm" svg:height="8.75cm" svg:x="18cm" svg:y="10.75cm">
          <text:p text:style-name="P6"><text:span text:style-name="T8">包含一个但不与端点重合，</text:span></text:p>
          <text:p text:style-name="P6"><text:span text:style-name="T8">另一点不在延长线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9.75cm" svg:height="20.75cm" svg:x="29.25cm" svg:y="3.75cm">
          <text:p text:style-name="P20"><text:span text:style-name="T9">都不包含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22.5cm" svg:height="7cm" svg:x="6.75cm" svg:y="3.75cm">
          <text:p text:style-name="P20"><text:span text:style-name="T10">都包含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22.5cm" svg:height="5cm" svg:x="6.75cm" svg:y="19.5cm">
          <text:p text:style-name="P6">包含一个点在端点上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1.25cm" svg:height="8.75cm" svg:x="6.75cm" svg:y="10.75cm">
          <text:p text:style-name="P23"><text:span text:style-name="T8">包含一个但不与端点重合，</text:span></text:p>
          <text:p text:style-name="P23"><text:span text:style-name="T8">另一点在延长线上；</text:span></text:p>
          <text:p text:style-name="P23"><text:span text:style-name="T8"/></text:p>
          <text:p text:style-name="P23"><text:span text:style-name="T8">包含一个与端点不重合，且另一条线包含自己的一个端点（不重合端点）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默认">
        <draw:frame draw:style-name="gr26" draw:text-style-name="P23" draw:layer="layout" svg:width="24.448cm" svg:height="20.34cm" svg:x="12.052cm" svg:y="3.538cm">
          <draw:image xlink:href="Pictures/10000001000001E200000191156424AC26B1F0C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线条箭头_20_4" draw:display-name="线条箭头 4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78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3T07:49:23.210000000</meta:creation-date>
    <dc:date>2024-02-13T22:33:20.918000000</dc:date>
    <meta:editing-duration>PT14H43M56S</meta:editing-duration>
    <meta:editing-cycles>7</meta:editing-cycles>
    <meta:generator>LibreOffice/7.4.1.2$Windows_X86_64 LibreOffice_project/3c58a8f3a960df8bc8fd77b461821e42c061c5f0</meta:generator>
    <meta:document-statistic meta:object-count="31"/>
  </office:meta>
</office:document-meta>
</file>